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609cm"/>
    </style:style>
    <style:style style:name="co8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0" table:default-cell-style-name="Default"/>
        <table:table-row table:style-name="ro1"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Frecuencia lograda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elta %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Bloques</text:p>
          </table:table-cell>
          <table:table-cell office:value-type="string" calcext:value-type="string">
            <text:p>Tabla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-([.A2]-[.B2])" office:value-type="float" office:value="-0" calcext:value-type="float">
            <text:p>0</text:p>
          </table:table-cell>
          <table:table-cell table:formula="of:=-([.A2]-[.B2])/[.A2]*100" office:value-type="float" office:value="-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 table:number-columns-spanned="1" table:number-rows-spanned="10">
            <text:p>BAJA FRECUENCIA</text:p>
          </table:table-cell>
          <table:table-cell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-([.A3]-[.B3])" office:value-type="float" office:value="-0" calcext:value-type="float">
            <text:p>0</text:p>
          </table:table-cell>
          <table:table-cell table:formula="of:=-([.A3]-[.B3])/[.A3]*100" office:value-type="float" office:value="-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formula="of:=-([.A4]-[.B4])" office:value-type="float" office:value="-0" calcext:value-type="float">
            <text:p>0</text:p>
          </table:table-cell>
          <table:table-cell table:formula="of:=-([.A4]-[.B4])/[.A4]*100" office:value-type="float" office:value="-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399" calcext:value-type="float">
            <text:p>399</text:p>
          </table:table-cell>
          <table:table-cell table:formula="of:=-([.A5]-[.B5])" office:value-type="float" office:value="-1" calcext:value-type="float">
            <text:p>-1</text:p>
          </table:table-cell>
          <table:table-cell table:formula="of:=-([.A5]-[.B5])/[.A5]*100" office:value-type="float" office:value="-0.25" calcext:value-type="float">
            <text:p>-0,2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502" calcext:value-type="float">
            <text:p>502</text:p>
          </table:table-cell>
          <table:table-cell table:formula="of:=-([.A6]-[.B6])" office:value-type="float" office:value="2" calcext:value-type="float">
            <text:p>2</text:p>
          </table:table-cell>
          <table:table-cell table:formula="of:=-([.A6]-[.B6])/[.A6]*100" office:value-type="float" office:value="0.4" calcext:value-type="float">
            <text:p>0,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table:formula="of:=-([.A7]-[.B7])" office:value-type="float" office:value="-5" calcext:value-type="float">
            <text:p>-5</text:p>
          </table:table-cell>
          <table:table-cell table:formula="of:=-([.A7]-[.B7])/[.A7]*100" office:value-type="float" office:value="-0.833333333333333" calcext:value-type="float">
            <text:p>-0,8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table:formula="of:=-([.A8]-[.B8])" office:value-type="float" office:value="2" calcext:value-type="float">
            <text:p>2</text:p>
          </table:table-cell>
          <table:table-cell table:formula="of:=-([.A8]-[.B8])/[.A8]*100" office:value-type="float" office:value="0.285714285714286" calcext:value-type="float">
            <text:p>0,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8" calcext:value-type="float">
            <text:p>798</text:p>
          </table:table-cell>
          <table:table-cell table:formula="of:=-([.A9]-[.B9])" office:value-type="float" office:value="-2" calcext:value-type="float">
            <text:p>-2</text:p>
          </table:table-cell>
          <table:table-cell table:formula="of:=-([.A9]-[.B9])/[.A9]*100" office:value-type="float" office:value="-0.25" calcext:value-type="float">
            <text:p>-0,2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table:formula="of:=-([.A10]-[.B10])" office:value-type="float" office:value="-0" calcext:value-type="float">
            <text:p>0</text:p>
          </table:table-cell>
          <table:table-cell table:formula="of:=-([.A10]-[.B10])/[.A10]*100" office:value-type="float" office:value="-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table:formula="of:=-([.A11]-[.B11])" office:value-type="float" office:value="3" calcext:value-type="float">
            <text:p>3</text:p>
          </table:table-cell>
          <table:table-cell table:formula="of:=-([.A11]-[.B11])/[.A11]*100"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covered-table-cell/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2001" calcext:value-type="float">
            <text:p>2001</text:p>
          </table:table-cell>
          <table:table-cell table:formula="of:=-([.A12]-[.B12])" office:value-type="float" office:value="1" calcext:value-type="float">
            <text:p>1</text:p>
          </table:table-cell>
          <table:table-cell table:formula="of:=-([.A12]-[.B12])/[.A12]*100" office:value-type="float" office:value="0.05" calcext:value-type="float">
            <text:p>0,05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 table:number-columns-spanned="1" table:number-rows-spanned="9">
            <text:p>ALTA FRECUENCIA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office:value-type="float" office:value="3010" calcext:value-type="float">
            <text:p>3010</text:p>
          </table:table-cell>
          <table:table-cell table:style-name="ce3" table:formula="of:=-([.A13]-[.B13])" office:value-type="float" office:value="10" calcext:value-type="float">
            <text:p>10</text:p>
          </table:table-cell>
          <table:table-cell table:formula="of:=-([.A13]-[.B13])/[.A13]*100" office:value-type="float" office:value="0.333333333333333" calcext:value-type="float">
            <text:p>0,33</text:p>
          </table:table-cell>
          <table:table-cell/>
          <table:table-cell office:value-type="string" calcext:value-type="string">
            <text:p>VER</text:p>
          </table:table-cell>
          <table:covered-table-cell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office:value-type="float" office:value="4002" calcext:value-type="float">
            <text:p>4002</text:p>
          </table:table-cell>
          <table:table-cell table:formula="of:=-([.A14]-[.B14])" office:value-type="float" office:value="2" calcext:value-type="float">
            <text:p>2</text:p>
          </table:table-cell>
          <table:table-cell table:formula="of:=-([.A14]-[.B14])/[.A14]*100" office:value-type="float" office:value="0.05" calcext:value-type="float">
            <text:p>0,0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covered-table-cell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5023" calcext:value-type="float">
            <text:p>5023</text:p>
          </table:table-cell>
          <table:table-cell table:formula="of:=-([.A15]-[.B15])" office:value-type="float" office:value="23" calcext:value-type="float">
            <text:p>23</text:p>
          </table:table-cell>
          <table:table-cell table:formula="of:=-([.A15]-[.B15])/[.A15]*100" office:value-type="float" office:value="0.46" calcext:value-type="float">
            <text:p>0,46</text:p>
          </table:table-cell>
          <table:table-cell/>
          <table:table-cell office:value-type="string" calcext:value-type="string">
            <text:p>VER</text:p>
          </table:table-cell>
          <table:covered-table-cell/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3" office:value-type="float" office:value="6010" calcext:value-type="float">
            <text:p>6010</text:p>
          </table:table-cell>
          <table:table-cell table:formula="of:=-([.A16]-[.B16])" office:value-type="float" office:value="10" calcext:value-type="float">
            <text:p>10</text:p>
          </table:table-cell>
          <table:table-cell table:formula="of:=-([.A16]-[.B16])/[.A16]*100" office:value-type="float" office:value="0.166666666666667" calcext:value-type="float">
            <text:p>0,17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3" office:value-type="float" office:value="6969" calcext:value-type="float">
            <text:p>6969</text:p>
          </table:table-cell>
          <table:table-cell table:formula="of:=-([.A17]-[.B17])" office:value-type="float" office:value="-31" calcext:value-type="float">
            <text:p>-31</text:p>
          </table:table-cell>
          <table:table-cell table:formula="of:=-([.A17]-[.B17])/[.A17]*100" office:value-type="float" office:value="-0.442857142857143" calcext:value-type="float">
            <text:p>-0,44</text:p>
          </table:table-cell>
          <table:table-cell/>
          <table:table-cell office:value-type="string" calcext:value-type="string">
            <text:p>VER</text:p>
          </table:table-cell>
          <table:covered-table-cell/>
          <table:table-cell table:style-name="ce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004" calcext:value-type="float">
            <text:p>8004</text:p>
          </table:table-cell>
          <table:table-cell table:formula="of:=-([.A18]-[.B18])" office:value-type="float" office:value="4" calcext:value-type="float">
            <text:p>4</text:p>
          </table:table-cell>
          <table:table-cell table:formula="of:=-([.A18]-[.B18])/[.A18]*100" office:value-type="float" office:value="0.05" calcext:value-type="float">
            <text:p>0,0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covered-table-cell/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015" calcext:value-type="float">
            <text:p>9015</text:p>
          </table:table-cell>
          <table:table-cell table:formula="of:=-([.A19]-[.B19])" office:value-type="float" office:value="15" calcext:value-type="float">
            <text:p>15</text:p>
          </table:table-cell>
          <table:table-cell table:formula="of:=-([.A19]-[.B19])/[.A19]*100" office:value-type="float" office:value="0.166666666666667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covered-table-cell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46" calcext:value-type="float">
            <text:p>10046</text:p>
          </table:table-cell>
          <table:table-cell table:formula="of:=-([.A20]-[.B20])" office:value-type="float" office:value="46" calcext:value-type="float">
            <text:p>46</text:p>
          </table:table-cell>
          <table:table-cell table:formula="of:=-([.A20]-[.B20])/[.A20]*100" office:value-type="float" office:value="0.46" calcext:value-type="float">
            <text:p>0,46</text:p>
          </table:table-cell>
          <table:table-cell table:number-columns-repeated="2" office:value-type="float" office:value="3" calcext:value-type="float">
            <text:p>3</text:p>
          </table:table-cell>
          <table:covered-table-cell/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0000-00-00T19:46:22.1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6M25S</meta:editing-duration>
    <meta:editing-cycles>17</meta:editing-cycles>
    <meta:generator>LibreOffice/4.1.5.3$Windows_x86 LibreOffice_project/1c1366bba2ba2b554cd2ca4d87c06da81c05d24</meta:generator>
    <dc:date>2014-03-25T19:54:44.362000000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